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Times New Roman'" style:font-style-name="Normal" style:font-family-generic="roman" style:font-pitch="variable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family="'Times New Roman'" style:font-style-name="Normal" style:font-family-generic="roman" style:font-pitch="variable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family="'Times New Roman'" style:font-style-name="Normal" style:font-family-generic="roman" style:font-pitch="variable" fo:font-size="12pt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Times New Roman'" style:font-style-name="Normal" style:font-family-generic="roman" style:font-pitch="variable" fo:font-size="18pt" style:font-size-asian="18pt" style:font-size-complex="18pt"/>
    </style:style>
    <style:style style:name="P7" style:family="paragraph">
      <style:paragraph-properties fo:margin-left="0cm" fo:margin-right="0cm" fo:text-indent="0cm"/>
      <style:text-properties fo:font-family="'Times New Roman'" style:font-style-name="Normal" style:font-family-generic="roman" style:font-pitch="variable" fo:font-size="26pt" style:font-size-asian="18pt" style:font-size-complex="18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align="center" fo:text-indent="0cm"/>
      <style:text-properties fo:font-family="'Times New Roman'" style:font-style-name="Normal" style:font-family-generic="roman" style:font-pitch="variable" fo:font-size="18pt" style:font-size-asian="18pt" style:font-size-complex="1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'Times New Roman'" style:font-style-name="Normal" style:font-family-generic="roman" style:font-pitch="variable" style:font-size-asian="18pt" style:font-size-complex="18pt"/>
    </style:style>
    <style:style style:name="T2" style:family="text">
      <style:text-properties fo:font-family="'Times New Roman'" style:font-style-name="Normal" style:font-family-generic="roman" style:font-pitch="variable" fo:font-size="12pt" style:font-size-asian="18pt" style:font-size-complex="18pt"/>
    </style:style>
    <style:style style:name="T3" style:family="text">
      <style:text-properties fo:font-family="'Times New Roman'" style:font-style-name="Normal" style:font-family-generic="roman" style:font-pitch="variable" fo:font-size="18pt" style:font-size-asian="18pt" style:font-size-complex="18pt"/>
    </style:style>
    <style:style style:name="T4" style:family="text">
      <style:text-properties fo:font-family="'Times New Roman'" style:font-style-name="Normal" style:font-family-generic="roman" style:font-pitch="variable" fo:font-size="26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draw:layer="layout" svg:width="7cm" svg:height="9cm" svg:x="20.5cm" svg:y="4cm">
          <text:p text:style-name="P1"><text:span text:style-name="T1">Mécaniqu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1cm" svg:height="9cm" svg:x="8.5cm" svg:y="4cm">
          <text:p text:style-name="P1"><text:span text:style-name="T1">Électronique embarqué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7cm" svg:height="9cm" svg:x="0.5cm" svg:y="4cm">
          <text:p text:style-name="P1"><text:span text:style-name="T1">Électronique sol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4" draw:layer="layout" svg:width="2cm" svg:height="2cm" svg:x="13cm" svg:y="6.5cm">
          <text:p text:style-name="P1"><text:span text:style-name="T1"/></text:p>
          <text:p text:style-name="P1"><text:span text:style-name="T1">+ <text:s text:c="5"/></text:span></text:p>
          <text:p text:style-name="P1"><text:span text:style-name="T1"><text:s/></text:span><text:span text:style-name="T1">-</text:span></text:p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gr2" draw:text-style-name="P4" draw:id="id1" draw:layer="layout" svg:width="2cm" svg:height="2cm" svg:x="1cm" svg:y="6.5cm">
          <text:p text:style-name="P1"><text:span text:style-name="T2">Station</text:span></text:p>
          <text:p text:style-name="P1"><text:span text:style-name="T2">S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3" draw:layer="layout" svg:width="2cm" svg:height="2cm" svg:x="9cm" svg:y="6.5cm">
          <text:p text:style-name="P1"><text:span text:style-name="T2">Récepteur</text:span></text:p>
          <text:p text:style-name="P1"><text:span text:style-name="T2">Embarqué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5" draw:layer="layout" svg:width="2cm" svg:height="2cm" svg:x="17cm" svg:y="6.5cm">
          <text:p text:style-name="P1"><text:span text:style-name="T2">Pilote</text:span></text:p>
          <text:p text:style-name="P1"><text:span text:style-name="T2">Au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6" draw:layer="layout" svg:width="2cm" svg:height="2cm" svg:x="21cm" svg:y="6.5cm">
          <text:p text:style-name="P1"><text:span text:style-name="T2">Mote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7" draw:layer="layout" svg:width="2cm" svg:height="2cm" svg:x="17cm" svg:y="10.5cm">
          <text:p text:style-name="P1"><text:span text:style-name="T2">Centrale</text:span></text:p>
          <text:p text:style-name="P1"><text:span text:style-name="T2">Inertiel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2" draw:layer="layout" svg:width="2cm" svg:height="2cm" svg:x="5cm" svg:y="6.5cm">
          <text:p text:style-name="P1"><text:span text:style-name="T2">Émetteur</text:span></text:p>
          <text:p text:style-name="P1"><text:span text:style-name="T2">S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3cm" svg:y1="7.499cm" svg:x2="5cm" svg:y2="7.499cm" draw:start-shape="id1" draw:start-glue-point="7" draw:end-shape="id2" draw:end-glue-point="5">
          <text:p text:style-name="P1"><text:span text:style-name="T1">Pc</text:span></text:p>
          <text:p text:style-name="P1"><text:span text:style-name="T1"/></text:p>
        </draw:connector>
        <draw:connector draw:style-name="gr3" draw:text-style-name="P3" draw:layer="layout" svg:x1="7cm" svg:y1="7.499cm" svg:x2="9cm" svg:y2="7.499cm" draw:start-shape="id2" draw:start-glue-point="7" draw:end-shape="id3" draw:end-glue-point="5">
          <text:p text:style-name="P1"><text:span text:style-name="T1">Pc</text:span></text:p>
          <text:p text:style-name="P1"><text:span text:style-name="T1"/></text:p>
        </draw:connector>
        <draw:connector draw:style-name="gr3" draw:text-style-name="P3" draw:layer="layout" svg:x1="11cm" svg:y1="7.499cm" svg:x2="13cm" svg:y2="7.499cm" draw:start-shape="id3" draw:start-glue-point="7" draw:end-shape="id4" draw:end-glue-point="6">
          <text:p text:style-name="P1"><text:span text:style-name="T1">Pc</text:span></text:p>
          <text:p text:style-name="P1"><text:span text:style-name="T1"/></text:p>
        </draw:connector>
        <draw:connector draw:style-name="gr3" draw:text-style-name="P3" draw:layer="layout" svg:x1="15cm" svg:y1="7.499cm" svg:x2="17cm" svg:y2="7.499cm" draw:start-shape="id4" draw:start-glue-point="10" draw:end-shape="id5" draw:end-glue-point="5">
          <text:p text:style-name="P1"><text:span text:style-name="T1">Pe</text:span></text:p>
          <text:p text:style-name="P1"><text:span text:style-name="T1"/></text:p>
        </draw:connector>
        <draw:connector draw:style-name="gr3" draw:text-style-name="P3" draw:layer="layout" svg:x1="19cm" svg:y1="7.499cm" svg:x2="21cm" svg:y2="7.499cm" draw:start-shape="id5" draw:start-glue-point="7" draw:end-shape="id6" draw:end-glue-point="5">
          <text:p text:style-name="P1"><text:span text:style-name="T1">Wc</text:span></text:p>
          <text:p text:style-name="P1"><text:span text:style-name="T1"/></text:p>
        </draw:connector>
        <draw:connector draw:style-name="gr3" draw:text-style-name="P3" draw:layer="layout" svg:x1="17cm" svg:y1="11.499cm" svg:x2="13.999cm" svg:y2="8.5cm" draw:start-shape="id7" draw:start-glue-point="5" draw:end-shape="id4" draw:end-glue-point="8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m</text:span></text:p>
        </draw:connector>
        <draw:connector draw:style-name="gr4" draw:text-style-name="P2" draw:layer="layout" draw:line-skew="0.499cm" svg:x1="23cm" svg:y1="7.499cm" svg:x2="19cm" svg:y2="11.499cm" draw:start-shape="id6" draw:start-glue-point="7" draw:end-shape="id7" draw:end-glue-point="7">
          <text:p text:style-name="P5"/>
        </draw:connector>
        <draw:custom-shape draw:style-name="gr2" draw:text-style-name="P4" draw:id="id8" draw:layer="layout" svg:width="2cm" svg:height="2cm" svg:x="25cm" svg:y="6.5cm">
          <text:p text:style-name="P1"><text:span text:style-name="T2">Milieu</text:span></text:p>
          <text:p text:style-name="P1"><text:span text:style-name="T2">Extérieu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23cm" svg:y1="7.499cm" svg:x2="25cm" svg:y2="7.499cm" draw:start-shape="id6" draw:start-glue-point="7" draw:end-shape="id8" draw:end-glue-point="5">
          <text:p text:style-name="P1"><text:span text:style-name="T1">Pr</text:span></text:p>
          <text:p text:style-name="P1"><text:span text:style-name="T1"/></text:p>
        </draw:connector>
        <draw:frame draw:style-name="gr5" draw:text-style-name="P6" draw:layer="layout" svg:width="27cm" svg:height="5.5cm" svg:x="0.5cm" svg:y="15cm">
          <draw:text-box>
            <text:p text:style-name="P5"><text:span text:style-name="T3">Pc</text:span><text:span text:style-name="T3"><text:tab/></text:span><text:span text:style-name="T3">:</text:span><text:span text:style-name="T3"><text:tab/></text:span><text:span text:style-name="T3">Commande de position</text:span></text:p>
            <text:p text:style-name="P5"><text:span text:style-name="T3">Pe</text:span><text:span text:style-name="T3"><text:tab/></text:span><text:span text:style-name="T3">:</text:span><text:span text:style-name="T3"><text:tab/></text:span><text:span text:style-name="T3">Erreur de position</text:span></text:p>
            <text:p text:style-name="P5"><text:span text:style-name="T3">Pm</text:span><text:span text:style-name="T3"><text:tab/></text:span><text:span text:style-name="T3">:</text:span><text:span text:style-name="T3"><text:tab/></text:span><text:span text:style-name="T3">Position mesurée</text:span></text:p>
            <text:p text:style-name="P5"><text:span text:style-name="T3">Pr</text:span><text:span text:style-name="T3"><text:tab/></text:span><text:span text:style-name="T3">:</text:span><text:span text:style-name="T3"><text:tab/></text:span><text:span text:style-name="T3">Position réelle</text:span></text:p>
            <text:p text:style-name="P5"><text:span text:style-name="T3">Wc</text:span><text:span text:style-name="T3"><text:tab/></text:span><text:span text:style-name="T3">:</text:span><text:span text:style-name="T3"><text:tab/></text:span><text:span text:style-name="T3">Puissance moteurs</text:span></text:p>
          </draw:text-box>
        </draw:frame>
        <draw:frame draw:style-name="gr6" draw:text-style-name="P7" draw:layer="layout" svg:width="27cm" svg:height="3.5cm" svg:x="0.5cm" svg:y="0.5cm">
          <draw:text-box>
            <text:p text:style-name="P5"><text:span text:style-name="T4">Chaîne d'asservissement global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" draw:text-style-name="P9" draw:layer="layout" svg:width="7cm" svg:height="9cm" svg:x="20.5cm" svg:y="4cm">
          <text:p text:style-name="P1"><text:span text:style-name="T3">Mécanique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9" draw:layer="layout" svg:width="11cm" svg:height="9cm" svg:x="8.5cm" svg:y="4cm">
          <text:p text:style-name="P1"><text:span text:style-name="T3">Électronique embarquée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9" draw:layer="layout" svg:width="7cm" svg:height="9cm" svg:x="0.5cm" svg:y="4cm">
          <text:p text:style-name="P1"><text:span text:style-name="T3">Électronique sol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9" draw:id="id12" draw:layer="layout" svg:width="2cm" svg:height="2cm" svg:x="13cm" svg:y="6.5cm">
          <text:p text:style-name="P1"><text:span text:style-name="T3"/></text:p>
          <text:p text:style-name="P1"><text:span text:style-name="T3">+ <text:s text:c="5"/></text:span></text:p>
          <text:p text:style-name="P1"><text:span text:style-name="T3"><text:s/></text:span><text:span text:style-name="T3">-</text:span></text:p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custom-shape draw:style-name="gr2" draw:text-style-name="P4" draw:id="id9" draw:layer="layout" svg:width="2cm" svg:height="2cm" svg:x="1cm" svg:y="6.5cm">
          <text:p text:style-name="P1"><text:span text:style-name="T2">Station</text:span></text:p>
          <text:p text:style-name="P1"><text:span text:style-name="T2">S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11" draw:layer="layout" svg:width="2cm" svg:height="2cm" svg:x="9cm" svg:y="6.5cm">
          <text:p text:style-name="P1"><text:span text:style-name="T2">Récepteur</text:span></text:p>
          <text:p text:style-name="P1"><text:span text:style-name="T2">Embarqué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13" draw:layer="layout" svg:width="2cm" svg:height="2cm" svg:x="17cm" svg:y="6.5cm">
          <text:p text:style-name="P1"><text:span text:style-name="T2">Pilote</text:span></text:p>
          <text:p text:style-name="P1"><text:span text:style-name="T2">Au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14" draw:layer="layout" svg:width="2cm" svg:height="2cm" svg:x="21cm" svg:y="6.5cm">
          <text:p text:style-name="P1"><text:span text:style-name="T2">Mote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15" draw:layer="layout" svg:width="2cm" svg:height="2cm" svg:x="17cm" svg:y="10.5cm">
          <text:p text:style-name="P1"><text:span text:style-name="T2">Centrale</text:span></text:p>
          <text:p text:style-name="P1"><text:span text:style-name="T2">Inertiel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id="id10" draw:layer="layout" svg:width="2cm" svg:height="2cm" svg:x="5cm" svg:y="6.5cm">
          <text:p text:style-name="P1"><text:span text:style-name="T2">Émetteur</text:span></text:p>
          <text:p text:style-name="P1"><text:span text:style-name="T2">S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3cm" svg:y1="7.499cm" svg:x2="5cm" svg:y2="7.499cm" draw:start-shape="id9" draw:start-glue-point="7" draw:end-shape="id10" draw:end-glue-point="5">
          <text:p text:style-name="P1"><text:span text:style-name="T1">Pc</text:span></text:p>
          <text:p text:style-name="P1"><text:span text:style-name="T1"/></text:p>
        </draw:connector>
        <draw:connector draw:style-name="gr3" draw:text-style-name="P3" draw:layer="layout" svg:x1="7cm" svg:y1="7.499cm" svg:x2="9cm" svg:y2="7.499cm" draw:start-shape="id10" draw:start-glue-point="7" draw:end-shape="id11" draw:end-glue-point="5">
          <text:p text:style-name="P1"><text:span text:style-name="T1">Pc</text:span></text:p>
          <text:p text:style-name="P1"><text:span text:style-name="T1"/></text:p>
        </draw:connector>
        <draw:connector draw:style-name="gr3" draw:text-style-name="P3" draw:layer="layout" svg:x1="11cm" svg:y1="7.499cm" svg:x2="13cm" svg:y2="7.499cm" draw:start-shape="id11" draw:start-glue-point="7" draw:end-shape="id12" draw:end-glue-point="6">
          <text:p text:style-name="P1"><text:span text:style-name="T1">Pc</text:span></text:p>
          <text:p text:style-name="P1"><text:span text:style-name="T1"/></text:p>
        </draw:connector>
        <draw:connector draw:style-name="gr3" draw:text-style-name="P3" draw:layer="layout" svg:x1="15cm" svg:y1="7.499cm" svg:x2="17cm" svg:y2="7.499cm" draw:start-shape="id12" draw:start-glue-point="10" draw:end-shape="id13" draw:end-glue-point="5">
          <text:p text:style-name="P1"><text:span text:style-name="T1">Pe</text:span></text:p>
          <text:p text:style-name="P1"><text:span text:style-name="T1"/></text:p>
        </draw:connector>
        <draw:connector draw:style-name="gr3" draw:text-style-name="P3" draw:layer="layout" svg:x1="19cm" svg:y1="7.499cm" svg:x2="21cm" svg:y2="7.499cm" draw:start-shape="id13" draw:start-glue-point="7" draw:end-shape="id14" draw:end-glue-point="5">
          <text:p text:style-name="P1"><text:span text:style-name="T1">Wc</text:span></text:p>
          <text:p text:style-name="P1"><text:span text:style-name="T1"/></text:p>
        </draw:connector>
        <draw:connector draw:style-name="gr3" draw:text-style-name="P3" draw:layer="layout" svg:x1="17cm" svg:y1="11.499cm" svg:x2="13.999cm" svg:y2="8.5cm" draw:start-shape="id15" draw:start-glue-point="5" draw:end-shape="id12" draw:end-glue-point="8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m</text:span></text:p>
        </draw:connector>
        <draw:connector draw:style-name="gr4" draw:text-style-name="P2" draw:layer="layout" draw:line-skew="0.499cm" svg:x1="23cm" svg:y1="7.499cm" svg:x2="19cm" svg:y2="11.499cm" draw:start-shape="id14" draw:start-glue-point="7" draw:end-shape="id15" draw:end-glue-point="7">
          <text:p text:style-name="P5"/>
        </draw:connector>
        <draw:custom-shape draw:style-name="gr2" draw:text-style-name="P4" draw:id="id16" draw:layer="layout" svg:width="2cm" svg:height="2cm" svg:x="25cm" svg:y="6.5cm">
          <text:p text:style-name="P1"><text:span text:style-name="T2">Milieu</text:span></text:p>
          <text:p text:style-name="P1"><text:span text:style-name="T2">Extérieu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23cm" svg:y1="7.499cm" svg:x2="25cm" svg:y2="7.499cm" draw:start-shape="id14" draw:start-glue-point="7" draw:end-shape="id16" draw:end-glue-point="5">
          <text:p text:style-name="P1"><text:span text:style-name="T1">Pr</text:span></text:p>
          <text:p text:style-name="P1"><text:span text:style-name="T1"/></text:p>
        </draw:connector>
        <draw:frame draw:style-name="gr5" draw:text-style-name="P6" draw:layer="layout" svg:width="27cm" svg:height="5.5cm" svg:x="0.5cm" svg:y="15cm">
          <draw:text-box>
            <text:p text:style-name="P5"><text:span text:style-name="T3">Pc</text:span><text:span text:style-name="T3"><text:tab/></text:span><text:span text:style-name="T3">:</text:span><text:span text:style-name="T3"><text:tab/></text:span><text:span text:style-name="T3">Commande de position</text:span></text:p>
            <text:p text:style-name="P5"><text:span text:style-name="T3">Pe</text:span><text:span text:style-name="T3"><text:tab/></text:span><text:span text:style-name="T3">:</text:span><text:span text:style-name="T3"><text:tab/></text:span><text:span text:style-name="T3">Erreur de position</text:span></text:p>
            <text:p text:style-name="P5"><text:span text:style-name="T3">Pm</text:span><text:span text:style-name="T3"><text:tab/></text:span><text:span text:style-name="T3">:</text:span><text:span text:style-name="T3"><text:tab/></text:span><text:span text:style-name="T3">Position mesurée</text:span></text:p>
            <text:p text:style-name="P5"><text:span text:style-name="T3">Pr</text:span><text:span text:style-name="T3"><text:tab/></text:span><text:span text:style-name="T3">:</text:span><text:span text:style-name="T3"><text:tab/></text:span><text:span text:style-name="T3">Position réelle</text:span></text:p>
            <text:p text:style-name="P5"><text:span text:style-name="T3">Wc</text:span><text:span text:style-name="T3"><text:tab/></text:span><text:span text:style-name="T3">:</text:span><text:span text:style-name="T3"><text:tab/></text:span><text:span text:style-name="T3">Puissance moteurs</text:span></text:p>
          </draw:text-box>
        </draw:frame>
        <draw:frame draw:style-name="gr6" draw:text-style-name="P7" draw:layer="layout" svg:width="27cm" svg:height="3.5cm" svg:x="0.5cm" svg:y="0.5cm">
          <draw:text-box>
            <text:p text:style-name="P5"><text:span text:style-name="T4">Chaîne d'électronique embarqué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fr" style:country-asian="FR" style:font-family-complex="Tahoma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initial-creator>Vincent</meta:initial-creator>
    <meta:creation-date>2006-12-01T12:54:07</meta:creation-date>
    <dc:creator>Vincent</dc:creator>
    <dc:date>2006-12-07T11:22:32</dc:date>
    <dc:language>fr-FR</dc:language>
    <meta:editing-cycles>6</meta:editing-cycles>
    <meta:editing-duration>PT46M59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